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P1" style:parent-style-name="Заголовок1" style:master-page-name="MPF0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3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4" style:parent-style-name="Textbody" style:family="paragraph">
      <style:paragraph-properties fo:text-align="center" fo:line-height="150%"/>
      <style:text-properties fo:font-weight="bold" style:font-weight-asian="bold" style:font-weight-complex="bold" fo:font-size="14pt" style:font-size-asian="14pt" style:font-size-complex="14pt"/>
    </style:style>
    <style:style style:name="P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6" style:parent-style-name="Textbody" style:family="paragraph">
      <style:paragraph-properties fo:text-align="center" fo:line-height="150%"/>
      <style:text-properties fo:font-weight="bold" style:font-weight-asian="bold" fo:font-size="14pt" style:font-size-asian="14pt" style:font-size-complex="14pt"/>
    </style:style>
    <style:style style:name="P7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8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9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10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1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4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5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6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17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8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19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0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1" style:parent-style-name="Textbody" style:family="paragraph">
      <style:paragraph-properties fo:text-align="end" fo:line-height="150%"/>
      <style:text-properties fo:font-size="14pt" style:font-size-asian="14pt" style:font-size-complex="14pt"/>
    </style:style>
    <style:style style:name="P22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3" style:parent-style-name="Textbody" style:family="paragraph">
      <style:paragraph-properties fo:text-align="center" fo:line-height="150%"/>
      <style:text-properties fo:font-size="14pt" style:font-size-asian="14pt" style:font-size-complex="14pt"/>
    </style:style>
    <style:style style:name="P24" style:parent-style-name="Textbody" style:family="paragraph">
      <style:paragraph-properties fo:text-align="center" fo:line-height="150%"/>
      <style:text-properties fo:font-weight="bold" style:font-weight-asian="bold" style:font-weight-complex="bold" fo:font-size="16pt" style:font-size-asian="16pt" style:font-size-complex="16pt"/>
    </style:style>
    <style:style style:name="P25" style:parent-style-name="Textbody" style:master-page-name="MPF1" style:family="paragraph">
      <style:paragraph-properties fo:break-before="page" fo:text-align="center" fo:line-height="150%"/>
      <style:text-properties fo:font-size="14pt" style:font-size-asian="14pt" style:font-size-complex="14pt"/>
    </style:style>
    <style:style style:name="P2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29" style:parent-style-name="Textbody" style:family="paragraph">
      <style:paragraph-properties fo:line-height="150%"/>
    </style:style>
    <style:style style:name="T3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1" style:parent-style-name="Textbody" style:family="paragraph">
      <style:paragraph-properties fo:line-height="150%"/>
    </style:style>
    <style:style style:name="T3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3" style:parent-style-name="Textbody" style:family="paragraph">
      <style:paragraph-properties fo:line-height="150%"/>
    </style:style>
    <style:style style:name="T3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5" style:parent-style-name="Textbody" style:family="paragraph">
      <style:paragraph-properties fo:line-height="150%"/>
    </style:style>
    <style:style style:name="T3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7" style:parent-style-name="Textbody" style:family="paragraph">
      <style:paragraph-properties fo:line-height="150%"/>
    </style:style>
    <style:style style:name="T3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39" style:parent-style-name="Textbody" style:family="paragraph">
      <style:paragraph-properties fo:line-height="150%"/>
      <style:text-properties style:font-weight-complex="bold" fo:font-size="14pt" style:font-size-asian="14pt" style:font-size-complex="14pt"/>
    </style:style>
    <style:style style:name="P4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41" style:parent-style-name="Textbody" style:family="paragraph">
      <style:paragraph-properties fo:line-height="150%"/>
    </style:style>
    <style:style style:name="T4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3" style:parent-style-name="Textbody" style:family="paragraph">
      <style:paragraph-properties fo:line-height="150%"/>
    </style:style>
    <style:style style:name="T4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5" style:parent-style-name="Textbody" style:family="paragraph">
      <style:paragraph-properties fo:line-height="150%"/>
    </style:style>
    <style:style style:name="T46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7" style:parent-style-name="Textbody" style:family="paragraph">
      <style:paragraph-properties fo:line-height="150%"/>
    </style:style>
    <style:style style:name="T4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49" style:parent-style-name="Textbody" style:family="paragraph">
      <style:paragraph-properties fo:line-height="150%"/>
    </style:style>
    <style:style style:name="T5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1" style:parent-style-name="Textbody" style:family="paragraph">
      <style:paragraph-properties fo:line-height="150%"/>
    </style:style>
    <style:style style:name="T52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3" style:parent-style-name="Textbody" style:family="paragraph">
      <style:paragraph-properties fo:line-height="150%"/>
    </style:style>
    <style:style style:name="T54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5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6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7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8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59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0" style:parent-style-name="Textbody" style:family="paragraph">
      <style:paragraph-properties fo:line-height="150%"/>
      <style:text-properties fo:font-size="14pt" style:font-size-asian="14pt" style:font-size-complex="14pt"/>
    </style:style>
    <style:style style:name="P61" style:parent-style-name="Textbody" style:family="paragraph">
      <style:paragraph-properties fo:line-height="150%" fo:text-indent="0.4923in"/>
      <style:text-properties fo:font-weight="bold" style:font-weight-asian="bold" style:font-weight-complex="bold" fo:font-size="14pt" style:font-size-asian="14pt" style:font-size-complex="14pt"/>
    </style:style>
    <style:style style:name="P62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6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6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6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6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1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7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79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81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8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83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87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8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95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9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99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0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0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03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10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0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113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114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1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2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27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2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2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3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3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8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0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41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4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4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6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8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0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5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55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56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5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0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64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6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69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70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7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2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7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7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2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83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8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85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P18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89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190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1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92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93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fo:language="en" fo:country="US" style:language-asian="ru" style:country-asian="RU" style:language-complex="ar" style:country-complex="SA"/>
    </style:style>
    <style:style style:name="P195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6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7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fo:language="en" fo:country="US" style:language-asian="ru" style:country-asian="RU" style:language-complex="ar" style:country-complex="SA" fo:hyphenate="true"/>
    </style:style>
    <style:style style:name="P198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199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200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01" style:parent-style-name="Основнойшрифтабзаца" style:family="text">
      <style:text-properties style:font-name="Consolas" style:font-name-asian="Times New Roman" style:font-name-complex="Times New Roman" fo:color="#005CC5" style:letter-kerning="false" fo:font-size="9pt" style:font-size-asian="9pt" style:font-size-complex="9pt" style:language-asian="ru" style:country-asian="RU" style:language-complex="ar" style:country-complex="SA"/>
    </style:style>
    <style:style style:name="T202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03" style:parent-style-name="Основнойшрифтабзаца" style:family="text">
      <style:text-properties style:font-name="Consolas" style:font-name-asian="Times New Roman" style:font-name-complex="Times New Roman" fo:color="#D73A49" style:letter-kerning="false" fo:font-size="9pt" style:font-size-asian="9pt" style:font-size-complex="9pt" style:language-asian="ru" style:country-asian="RU" style:language-complex="ar" style:country-complex="SA"/>
    </style:style>
    <style:style style:name="T204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05" style:parent-style-name="Основнойшрифтабзаца" style:family="text">
      <style:text-properties style:font-name="Consolas" style:font-name-asian="Times New Roman" style:font-name-complex="Times New Roman" fo:color="#22863A" style:letter-kerning="false" fo:font-size="9pt" style:font-size-asian="9pt" style:font-size-complex="9pt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P207" style:parent-style-name="Обычный" style:family="paragraph">
      <style:paragraph-properties style:vertical-align="auto" style:line-height-at-least="0.1666in" fo:background-color="#FFFFFF"/>
      <style:text-properties fo:hyphenate="true"/>
    </style:style>
    <style:style style:name="T208" style:parent-style-name="Основнойшрифтабзаца" style:family="text"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/>
    </style:style>
    <style:style style:name="T209" style:parent-style-name="Основнойшрифтабзаца" style:family="text">
      <style:text-properties style:font-name="Consolas" style:font-name-asian="Times New Roman" style:font-name-complex="Times New Roman" fo:color="#6F42C1" style:letter-kerning="false" fo:font-size="9pt" style:font-size-asian="9pt" style:font-size-complex="9pt" style:language-asian="ru" style:country-asian="RU" style:language-complex="ar" style:country-complex="SA"/>
    </style:style>
    <style:style style:name="P210" style:parent-style-name="Обычный" style:family="paragraph">
      <style:paragraph-properties style:vertical-align="auto" style:line-height-at-least="0.1666in" fo:background-color="#FFFFFF"/>
      <style:text-properties style:font-name="Consolas" style:font-name-asian="Times New Roman" style:font-name-complex="Times New Roman" fo:color="#24292E" style:letter-kerning="false" fo:font-size="9pt" style:font-size-asian="9pt" style:font-size-complex="9pt" style:language-asian="ru" style:country-asian="RU" style:language-complex="ar" style:country-complex="SA" fo:hyphenate="true"/>
    </style:style>
    <style:style style:name="P211" style:parent-style-name="Textbody" style:family="paragraph">
      <style:paragraph-properties fo:line-height="150%" fo:margin-left="0.4923in">
        <style:tab-stops/>
      </style:paragraph-properties>
      <style:text-properties style:font-weight-complex="bold" fo:font-size="14pt" style:font-size-asian="14pt" style:font-size-complex="14pt"/>
    </style:style>
    <style:style style:name="P212" style:parent-style-name="Textbody" style:family="paragraph">
      <style:paragraph-properties fo:line-height="150%"/>
      <style:text-properties fo:font-weight="bold" style:font-weight-asian="bold" style:font-weight-complex="bold" fo:font-size="14pt" style:font-size-asian="14pt" style:font-size-complex="14pt"/>
    </style:style>
    <style:style style:name="P213" style:parent-style-name="Textbody" style:family="paragraph">
      <style:paragraph-properties fo:line-height="150%" fo:margin-left="0.4923in">
        <style:tab-stops/>
      </style:paragraph-properties>
      <style:text-properties fo:language="en" fo:country="US"/>
    </style:style>
  </office:automatic-styles>
  <office:body>
    <office:text text:use-soft-page-breaks="true">
      <text:h text:style-name="P1" text:outline-level="1">Министерство образования и науки РФ</text:h>
      <text:p text:style-name="P3">Томский государственный университет систем управления и</text:p>
      <text:p text:style-name="P4">Радиоэлектроники (ТУСУР)</text:p>
      <text:p text:style-name="P5"/>
      <text:p text:style-name="P6">Кафедра автоматизированных систем управления (АСУ)</text:p>
      <text:p text:style-name="P7"/>
      <text:p text:style-name="P8"/>
      <text:p text:style-name="P9">Лабораторная<text:s/>работа №2</text:p>
      <text:p text:style-name="P10">«Написание спецификаций и проведение тестирования»</text:p>
      <text:p text:style-name="P11">по дисциплине «Технология разработки программного обеспечения»</text:p>
      <text:p text:style-name="P12"/>
      <text:p text:style-name="P13">учебное пособие В.Т. Калайда, В.В. Романенко</text:p>
      <text:p text:style-name="P14">«Технология разработки программного обеспечения»</text:p>
      <text:p text:style-name="P15"/>
      <text:p text:style-name="P16"/>
      <text:p text:style-name="P17">Выполнил студент</text:p>
      <text:p text:style-name="P18">специальности 09.03.01</text:p>
      <text:p text:style-name="P19">Бубенщиков Олег Юрьевич</text:p>
      <text:p text:style-name="P20">06.12.2018</text:p>
      <text:p text:style-name="P21"/>
      <text:p text:style-name="P22"/>
      <text:p text:style-name="P23"/>
      <text:p text:style-name="P24">г. Среднеуральск 2018</text:p>
      <text:soft-page-break/>
      <text:p text:style-name="P25">Содержание</text:p>
      <text:list text:style-name="LFO1" text:continue-numbering="true">
        <text:list-item>
          <text:p text:style-name="P27">Техническое задание………………………………………………………...3</text:p>
          <text:list text:continue-numbering="true">
            <text:list-item>
              <text:p text:style-name="P28">Введение…………………………………………………………………..3</text:p>
            </text:list-item>
            <text:list-item>
              <text:p text:style-name="P29"><text:span text:style-name="T30">Основание для разработки……………………………………………….3</text:span></text:p>
            </text:list-item>
            <text:list-item>
              <text:p text:style-name="P31"><text:span text:style-name="T32">Назначение разработки…………………………………………………...3</text:span></text:p>
            </text:list-item>
            <text:list-item>
              <text:p text:style-name="P33"><text:span text:style-name="T34">Технические требование к программе или программному изделию….4</text:span></text:p>
            </text:list-item>
            <text:list-item>
              <text:p text:style-name="P35"><text:span text:style-name="T36">Требования к программной документации……………………………...6</text:span></text:p>
            </text:list-item>
            <text:list-item>
              <text:p text:style-name="P37"><text:span text:style-name="T38">Технико-экономические показатели……………………………………..7</text:span></text:p>
            </text:list-item>
            <text:list-item>
              <text:p text:style-name="P39">Стадии и этапы разработки………………………………………………7</text:p>
            </text:list-item>
          </text:list>
        </text:list-item>
        <text:list-item>
          <text:p text:style-name="P40">Соглашение о требованиях…………………………………………………..8</text:p>
          <text:list text:continue-numbering="true">
            <text:list-item>
              <text:p text:style-name="P41"><text:span text:style-name="T42">Описание программного изделия………………………………………..8</text:span></text:p>
            </text:list-item>
            <text:list-item>
              <text:p text:style-name="P43"><text:span text:style-name="T44">Цели……………………………………………………………………….11</text:span></text:p>
            </text:list-item>
            <text:list-item>
              <text:p text:style-name="P45"><text:span text:style-name="T46">Стратегия…………………………………………………………………12</text:span></text:p>
            </text:list-item>
            <text:list-item>
              <text:p text:style-name="P47"><text:span text:style-name="T48">Используемые материалы……………………………………………….17</text:span></text:p>
            </text:list-item>
            <text:list-item>
              <text:p text:style-name="P49"><text:span text:style-name="T50">Передача заказчику и ввод в действие………………………………….17</text:span></text:p>
            </text:list-item>
            <text:list-item>
              <text:p text:style-name="P51"><text:span text:style-name="T52">Тактика……………………………………………………………………18</text:span></text:p>
            </text:list-item>
            <text:list-item>
              <text:p text:style-name="P53"><text:span text:style-name="T54">Извещение об изменении календарных сроков………………………...21</text:span></text:p>
            </text:list-item>
          </text:list>
        </text:list-item>
      </text:list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1<text:s/>Спецификации</text:p>
      <text:list text:style-name="LFO4" text:continue-numbering="true">
        <text:list-item>
          <text:list>
            <text:list-item>
              <text:p text:style-name="P62">Внешняя спецификация</text:p>
            </text:list-item>
          </text:list>
        </text:list-item>
      </text:list>
      <text:p text:style-name="P63"><text:span text:style-name="T64">def</text:span><text:span text:style-name="T65"><text:s/></text:span><text:span text:style-name="T66">migrate</text:span><text:span text:style-name="T67">():</text:span></text:p>
      <text:p text:style-name="P68"><text:span text:style-name="T69"><text:s text:c="4"/></text:span><text:span text:style-name="T70">"""</text:span></text:p>
      <text:p text:style-name="P71"><text:span text:style-name="T72"><text:s text:c="4"/></text:span><text:span text:style-name="T73">Скрипт для выполнения миграции</text:span><text:span text:style-name="T74"><text:s/>абонентов АТС<text:s/></text:span><text:span text:style-name="T75">в формат<text:s/></text:span><text:span text:style-name="T76">IMS</text:span><text:span text:style-name="T77">.</text:span></text:p>
      <text:p text:style-name="P78"><text:span text:style-name="T79"><text:s text:c="4"/></text:span><text:span text:style-name="T80">"""</text:span></text:p>
      <text:p text:style-name="P81"><text:s text:c="4"/>#<text:s/>Контектсный менеджер формирующий объект конфигурации и</text:p>
      <text:p text:style-name="P82"><text:span text:style-name="T83"><text:s text:c="4"/></text:span><text:span text:style-name="T84">#</text:span><text:span text:style-name="T85"><text:s/>управления<text:s/></text:span><text:span text:style-name="T86">исключениями</text:span></text:p>
      <text:p text:style-name="P87"><text:span text:style-name="T88"><text:s text:c="4"/></text:span><text:span text:style-name="T89">with</text:span><text:span text:style-name="T90"><text:s/></text:span><text:span text:style-name="T91">Parser.run_migrate()</text:span><text:span text:style-name="T92"><text:s/></text:span><text:span text:style-name="T93">as</text:span><text:span text:style-name="T94"><text:s/>conf:</text:span></text:p>
      <text:p text:style-name="P95"><text:span text:style-name="T96"><text:tab/></text:span><text:span text:style-name="T97"><text:s/></text:span><text:span text:style-name="T98"># инициировать конфиг</text:span></text:p>
      <text:p text:style-name="P99"><text:span text:style-name="T100"><text:s text:c="8"/></text:span><text:span text:style-name="T101">conf.init_config()</text:span></text:p>
      <text:p text:style-name="P102"><text:span text:style-name="T103"><text:tab/></text:span><text:span text:style-name="T104"><text:s/></text:span><text:span text:style-name="T105"># подготовить хранилище для обработанных данных</text:span></text:p>
      <text:p text:style-name="P106"><text:span text:style-name="T107"><text:s text:c="8"/></text:span><text:span text:style-name="T108">data</text:span><text:span text:style-name="T109"><text:s/></text:span><text:span text:style-name="T110">=</text:span><text:span text:style-name="T111"><text:s/>[]</text:span><text:span text:style-name="T112"><text:s/></text:span></text:p>
      <text:p text:style-name="P113"><text:tab/><text:s/># выполнить обработку данных согласно типу АТС</text:p>
      <text:p text:style-name="P114"><text:span text:style-name="T115"><text:s text:c="8"/></text:span><text:span text:style-name="T116">if</text:span><text:span text:style-name="T117"><text:s/>conf.node<text:s/></text:span><text:span text:style-name="T118">==</text:span><text:span text:style-name="T119"><text:s/></text:span><text:span text:style-name="T120">"mt20"</text:span><text:span text:style-name="T121">:</text:span></text:p>
      <text:p text:style-name="P122"><text:span text:style-name="T123"><text:s text:c="12"/>data<text:s/></text:span><text:span text:style-name="T124">=</text:span><text:span text:style-name="T125"><text:s/></text:span><text:span text:style-name="T126">MT20.migrate(conf)</text:span></text:p>
      <text:p text:style-name="P127"/>
      <text:p text:style-name="P128"><text:span text:style-name="T129"><text:s text:c="8"/></text:span><text:span text:style-name="T130">if</text:span><text:span text:style-name="T131"><text:s/>conf.node<text:s/></text:span><text:span text:style-name="T132">==</text:span><text:span text:style-name="T133"><text:s/></text:span><text:span text:style-name="T134">"vocaltec"</text:span><text:span text:style-name="T135">:</text:span></text:p>
      <text:p text:style-name="P136"><text:span text:style-name="T137"><text:s text:c="12"/>data<text:s/></text:span><text:span text:style-name="T138">=</text:span><text:span text:style-name="T139"><text:s/></text:span><text:span text:style-name="T140">Vocaltec.migrate(conf)</text:span></text:p>
      <text:p text:style-name="P141"/>
      <text:p text:style-name="P142"><text:span text:style-name="T143"><text:s text:c="8"/></text:span><text:span text:style-name="T144">if</text:span><text:span text:style-name="T145"><text:s/>conf.node<text:s/></text:span><text:span text:style-name="T146">==</text:span><text:span text:style-name="T147"><text:s/></text:span><text:span text:style-name="T148">"nortell"</text:span><text:span text:style-name="T149">:</text:span></text:p>
      <text:p text:style-name="P150"><text:span text:style-name="T151"><text:s text:c="12"/>data<text:s/></text:span><text:span text:style-name="T152">=</text:span><text:span text:style-name="T153"><text:s/></text:span><text:span text:style-name="T154">Nortell.migrate(conf)</text:span></text:p>
      <text:p text:style-name="P155"/>
      <text:p text:style-name="P156"><text:span text:style-name="T157"><text:s text:c="8"/></text:span><text:span text:style-name="T158">if</text:span><text:span text:style-name="T159"><text:s/>conf.node<text:s/></text:span><text:span text:style-name="T160">==</text:span><text:span text:style-name="T161"><text:s/></text:span><text:span text:style-name="T162">'argus'</text:span><text:span text:style-name="T163">:</text:span></text:p>
      <text:p text:style-name="P164"><text:span text:style-name="T165"><text:s text:c="12"/>data<text:s/></text:span><text:span text:style-name="T166">=</text:span><text:span text:style-name="T167"><text:s/></text:span><text:span text:style-name="T168">Argus.migrate(conf)</text:span></text:p>
      <text:p text:style-name="P169"/>
      <text:p text:style-name="P170"><text:span text:style-name="T171"><text:s text:c="8"/></text:span><text:span text:style-name="T172">if</text:span><text:span text:style-name="T173"><text:s/>conf.node<text:s/></text:span><text:span text:style-name="T174">==</text:span><text:span text:style-name="T175"><text:s/></text:span><text:span text:style-name="T176">'axe-irkutsk'</text:span><text:span text:style-name="T177">:</text:span></text:p>
      <text:p text:style-name="P178"><text:span text:style-name="T179"><text:s text:c="12"/>data<text:s/></text:span><text:span text:style-name="T180">=</text:span><text:span text:style-name="T181"><text:s/></text:span><text:span text:style-name="T182">AXEIrk.migrate(conf)</text:span></text:p>
      <text:p text:style-name="P183"><text:span text:style-name="T184"><text:tab/></text:span><text:span text:style-name="T185"><text:s/></text:span><text:span text:style-name="T186"># Сформировать<text:s/></text:span><text:span text:style-name="T187">выходные данные в формате vIMS</text:span></text:p>
      <text:p text:style-name="P188"><text:span text:style-name="T189"><text:s text:c="8"/></text:span><text:span text:style-name="T190">if</text:span><text:span text:style-name="T191"><text:s/>data:</text:span></text:p>
      <text:p text:style-name="P192"><text:span text:style-name="T193"><text:s text:c="12"/></text:span><text:span text:style-name="T194">working_data(data, conf)</text:span></text:p>
      <text:p text:style-name="P195"><text:s text:c="12"/></text:p>
      <text:p text:style-name="P196"/>
      <text:p text:style-name="P197"/>
      <text:p text:style-name="P198"><text:span text:style-name="T199">if</text:span><text:span text:style-name="T200"><text:s/></text:span><text:span text:style-name="T201">__name__</text:span><text:span text:style-name="T202"><text:s/></text:span><text:span text:style-name="T203">==</text:span><text:span text:style-name="T204"><text:s/></text:span><text:span text:style-name="T205">"__main__"</text:span><text:span text:style-name="T206">:</text:span></text:p>
      <text:p text:style-name="P207"><text:span text:style-name="T208"><text:s text:c="4"/></text:span><text:span text:style-name="T209">migrate()</text:span></text:p>
      <text:p text:style-name="P210"/>
      <text:p text:style-name="P211"/>
      <text:list text:style-name="LFO4" text:continue-numbering="true">
        <text:list-item>
          <text:list>
            <text:list-item>
              <text:p text:style-name="P212">Внутренняя спецификация</text:p>
            </text:list-item>
          </text:list>
        </text:list-item>
      </text:list>
      <text:p text:style-name="P2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style:font-name="Liberation Serif" style:font-name-asian="Liberation Serif" style:font-name-complex="Liberation Serif" fo:font-weight="bold" style:font-weight-asian="bold" style:font-weight-complex="bold" fo:font-size="24pt" style:font-size-asian="24pt" style:font-size-complex="24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2604in" text:list-level-position-and-space-mode="label-alignment">
          <style:list-level-label-alignment text:label-followed-by="listtab" fo:margin-left="0.7604in" fo:text-indent="-0.2604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number text:level="1" style:num-format="1">
        <style:list-level-properties text:space-before="0in" text:min-label-width="0.2604in" text:list-level-position-and-space-mode="label-alignment">
          <style:list-level-label-alignment text:label-followed-by="listtab" fo:margin-left="0.2604in" fo:text-indent="-0.2604in"/>
        </style:list-level-properties>
      </text:list-level-style-number>
      <text:list-level-style-number text:level="2" style:num-format="1" text:display-levels="2" text:start-value="7">
        <style:list-level-properties text:space-before="0.4923in" text:min-label-width="0.2604in" text:list-level-position-and-space-mode="label-alignment">
          <style:list-level-label-alignment text:label-followed-by="listtab" fo:margin-left="0.7527in" fo:text-indent="-0.2604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>
        <style:list-level-properties text:space-before="0.4923in" text:min-label-width="0.2916in" text:list-level-position-and-space-mode="label-alignment">
          <style:list-level-label-alignment text:label-followed-by="listtab" fo:margin-left="0.784in" fo:text-indent="-0.2916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.25in" text:list-level-position-and-space-mode="label-alignment">
          <style:list-level-label-alignment text:label-followed-by="listtab" fo:margin-left="4.6965in" fo:text-indent="-1.2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6" style:parent-style-name="Верхнийколонтитул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P2"><text:page-number text:fixed="false">22</text:page-number></text:p>
      </style:header>
    </style:master-page>
    <style:master-page style:next-style-name="MP0" style:name="MPF0" style:page-layout-name="PL0"/>
    <style:master-page style:name="MP1" style:page-layout-name="PL1">
      <style:header>
        <text:p text:style-name="P26"><text:page-number text:fixed="false">3</text:page-number></text:p>
      </style:header>
    </style:master-page>
    <style:master-page style:next-style-name="MP1" style:name="MPF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Bubenshchikov Oleg</meta:initial-creator>
    <dc:creator>Bubenshchikov Oleg</dc:creator>
    <meta:creation-date>2018-12-06T02:40:00Z</meta:creation-date>
    <dc:date>2018-12-13T03:36:00Z</dc:date>
    <meta:template xlink:href="Normal.dotm" xlink:type="simple"/>
    <meta:editing-cycles>5</meta:editing-cycles>
    <meta:editing-duration>PT1440S</meta:editing-duration>
    <meta:document-statistic meta:page-count="3" meta:paragraph-count="4" meta:word-count="336" meta:character-count="2250" meta:row-count="15" meta:non-whitespace-character-count="1918"/>
  </office:meta>
</office:document-meta>
</file>